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" svg:font-family="Arial" style:font-family-generic="swiss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" fo:font-size="10pt" fo:font-weight="bold" officeooo:rsid="001f50e9" officeooo:paragraph-rsid="001f50e9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size="10pt" fo:font-weight="bold" officeooo:rsid="001f50e9" officeooo:paragraph-rsid="00267993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00%" fo:text-align="justify" style:justify-single-word="false"/>
      <style:text-properties style:font-name="Arial" fo:font-size="10pt" fo:font-weight="bold" officeooo:rsid="001ed4b5" officeooo:paragraph-rsid="001ed4b5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ize="10pt" fo:font-weight="bold" officeooo:rsid="001ed4b5" officeooo:paragraph-rsid="001f50e9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" fo:font-size="10pt" fo:font-weight="bold" officeooo:rsid="001ed4b5" officeooo:paragraph-rsid="001ed4b5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rial" fo:font-size="10pt" fo:font-weight="bold" officeooo:paragraph-rsid="001fbd02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Arial" fo:font-size="10pt" fo:font-weight="bold" officeooo:paragraph-rsid="00267993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0pt" fo:font-weight="bold" officeooo:paragraph-rsid="00213db4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0pt" fo:font-weight="bold" officeooo:rsid="001ed4b5" officeooo:paragraph-rsid="001f50e9" fo:background-color="#ff00bf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Arial" fo:font-size="10pt" fo:font-weight="bold" officeooo:paragraph-rsid="001ed4b5" style:font-weight-asian="bold" style:font-weight-complex="bold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Arial" fo:font-size="10pt" fo:font-weight="bold" officeooo:paragraph-rsid="002061f7" style:font-weight-asian="bold" style:font-weight-complex="bold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Arial" fo:font-size="10pt" fo:font-weight="bold" officeooo:paragraph-rsid="001f50e9" style:font-weight-asian="bold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10pt" style:text-underline-style="solid" style:text-underline-width="bold" style:text-underline-color="font-color" fo:font-weight="bold" officeooo:rsid="001f50e9" officeooo:paragraph-rsid="001f50e9" style:font-size-asian="10pt" style:font-weight-asian="bold" style:font-size-complex="10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10pt" style:text-underline-style="solid" style:text-underline-width="bold" style:text-underline-color="font-color" fo:font-weight="bold" officeooo:rsid="001f50e9" officeooo:paragraph-rsid="001f50e9" fo:background-color="#ffffff" style:font-size-asian="10pt" style:font-weight-asian="bold" style:font-size-complex="10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12pt" style:text-underline-style="none" fo:font-weight="bold" officeooo:rsid="001ed4b5" officeooo:paragraph-rsid="0021fe7f" fo:background-color="#fffff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style:font-name="Arial" fo:font-size="12pt" style:text-underline-style="none" fo:font-weight="bold" officeooo:rsid="001f50e9" officeooo:paragraph-rsid="001f50e9" fo:background-color="#ffffff" style:font-size-asian="12pt" style:font-weight-asian="bold" style:font-size-complex="12pt" style:font-weight-complex="bold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Arial" fo:font-size="12pt" style:text-underline-style="solid" style:text-underline-width="bold" style:text-underline-color="font-color" fo:font-weight="bold" officeooo:rsid="001ed4b5" officeooo:paragraph-rsid="0021fe7f" fo:background-color="#fffff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Arial" fo:font-size="12pt" style:text-underline-style="solid" style:text-underline-width="bold" style:text-underline-color="font-color" fo:font-weight="bold" officeooo:rsid="001f50e9" officeooo:paragraph-rsid="001f50e9" fo:background-color="#fffff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line-height="100%" fo:text-align="justify" style:justify-single-word="false"/>
      <style:text-properties style:font-name="Arial" fo:font-size="12pt" fo:font-weight="bold" officeooo:rsid="001ed4b5" officeooo:paragraph-rsid="0021fe7f" style:font-size-asian="12pt" style:font-weight-asian="bold" style:font-size-complex="12pt" style:font-weight-complex="bold"/>
    </style:style>
    <style:style style:name="P20" style:family="paragraph" style:parent-style-name="Standard">
      <style:paragraph-properties fo:line-height="100%" fo:text-align="justify" style:justify-single-word="false"/>
      <style:text-properties officeooo:paragraph-rsid="001f50e9"/>
    </style:style>
    <style:style style:name="P21" style:family="paragraph" style:parent-style-name="Standard">
      <style:paragraph-properties fo:line-height="100%" fo:text-align="justify" style:justify-single-word="false"/>
      <style:text-properties officeooo:paragraph-rsid="00267993"/>
    </style:style>
    <style:style style:name="P22" style:family="paragraph" style:parent-style-name="Standard">
      <style:paragraph-properties fo:line-height="100%" fo:text-align="justify" style:justify-single-word="false"/>
      <style:text-properties fo:font-weight="bold" officeooo:paragraph-rsid="002061f7" style:font-weight-asian="bold" style:font-weight-complex="bold"/>
    </style:style>
    <style:style style:name="P23" style:family="paragraph" style:parent-style-name="Standard">
      <loext:graphic-properties draw:fill="solid" draw:fill-color="#ffffff" draw:opacity="100%"/>
      <style:paragraph-properties fo:line-height="100%" fo:text-align="center" style:justify-single-word="false" fo:background-color="#ffffff"/>
      <style:text-properties fo:color="#000000" loext:opacity="100%" style:text-line-through-style="none" style:text-line-through-type="none" style:font-name="Arial" fo:font-size="12pt" style:text-underline-style="none" fo:font-weight="bold" officeooo:rsid="001ed4b5" officeooo:paragraph-rsid="001ed4b5" fo:background-color="#ffffff" style:font-size-asian="12pt" style:font-weight-asian="bold" style:font-size-complex="12pt" style:font-weight-complex="bold"/>
    </style:style>
    <style:style style:name="P24" style:family="paragraph" style:parent-style-name="Standard">
      <loext:graphic-properties draw:fill="solid" draw:fill-color="#ffffff" draw:opacity="100%"/>
      <style:paragraph-properties fo:line-height="100%" fo:text-align="center" style:justify-single-word="false" fo:background-color="#ffffff"/>
      <style:text-properties fo:color="#000000" loext:opacity="100%" style:text-line-through-style="none" style:text-line-through-type="none" style:font-name="Arial" fo:font-size="12pt" style:text-underline-style="none" fo:font-weight="bold" officeooo:rsid="001ed4b5" officeooo:paragraph-rsid="0021fe7f" fo:background-color="#ffffff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="solid" draw:fill-color="#ffffff" draw:opacity="100%"/>
      <style:paragraph-properties fo:line-height="100%" fo:text-align="justify" style:justify-single-word="false" fo:background-color="#ffffff"/>
      <style:text-properties fo:color="#000000" loext:opacity="100%" style:font-name="Arial" fo:font-size="12pt" style:text-underline-style="solid" style:text-underline-width="bold" style:text-underline-color="font-color" fo:font-weight="bold" officeooo:rsid="001ed4b5" officeooo:paragraph-rsid="0021fe7f" fo:background-color="#ffffff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ize="12pt" fo:font-style="italic" style:text-underline-style="none" fo:font-weight="bold" officeooo:rsid="001ed4b5" officeooo:paragraph-rsid="001f50e9" fo:background-color="#ffffff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paragraph-properties fo:line-height="100%" fo:text-align="justify" style:justify-single-word="false"/>
      <style:text-properties fo:color="#000000" loext:opacity="100%" style:font-name="Arial" fo:font-size="12pt" fo:font-style="italic" style:text-underline-style="solid" style:text-underline-width="bold" style:text-underline-color="font-color" fo:font-weight="bold" officeooo:rsid="001ed4b5" officeooo:paragraph-rsid="001f50e9" fo:background-color="#ffffff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paragraph-properties fo:line-height="100%" fo:text-align="justify" style:justify-single-word="false"/>
      <style:text-properties style:font-name="Arial" fo:font-size="10pt" fo:font-weight="bold" officeooo:rsid="001f50e9" officeooo:paragraph-rsid="00213db4" fo:background-color="#ffffff" style:font-size-asian="10pt" style:font-weight-asian="bold" style:font-size-complex="10pt" style:font-weight-complex="bold"/>
    </style:style>
    <style:style style:name="T1" style:family="text">
      <style:text-properties officeooo:rsid="001f50e9"/>
    </style:style>
    <style:style style:name="T2" style:family="text">
      <style:text-properties fo:font-variant="normal" fo:text-transform="none" fo:color="#001d35" loext:opacity="100%" fo:letter-spacing="normal" fo:font-style="normal" fo:font-weight="normal" officeooo:rsid="001fbd02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001d35" loext:opacity="100%" style:font-name="Google Sans" fo:letter-spacing="normal" fo:font-style="normal" fo:font-weight="normal" style:font-size-asian="10pt" style:font-weight-asian="normal" style:font-size-complex="10pt" style:font-weight-complex="normal"/>
    </style:style>
    <style:style style:name="T4" style:family="text">
      <style:text-properties fo:font-variant="normal" fo:text-transform="none" fo:color="#001d35" loext:opacity="100%" style:font-name="Google Sans" fo:letter-spacing="normal" fo:font-style="normal" fo:font-weight="normal" officeooo:rsid="00267993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001d35" loext:opacity="100%" style:font-name="Google Sans" fo:letter-spacing="normal" fo:font-style="normal" officeooo:rsid="00267993" style:font-size-asian="10pt" style:font-size-complex="10pt"/>
    </style:style>
    <style:style style:name="T6" style:family="text">
      <style:text-properties fo:font-variant="normal" fo:text-transform="none" fo:color="#001d35" loext:opacity="100%" style:font-name="Google Sans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000000" loext:opacity="100%" style:font-name="Arial" fo:font-size="10pt" fo:letter-spacing="normal" fo:font-style="normal" fo:font-weight="normal" officeooo:rsid="001ed4b5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000000" loext:opacity="100%" style:font-name="Google Sans" fo:letter-spacing="normal" fo:font-style="normal" fo:font-weight="normal" style:font-size-asian="10pt" style:font-weight-asian="normal" style:font-size-complex="10pt" style:font-weight-complex="normal"/>
    </style:style>
    <style:style style:name="T9" style:family="text">
      <style:text-properties fo:font-style="normal" fo:font-weight="normal" officeooo:rsid="001fbd02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061f7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officeooo:rsid="001ed4b5"/>
    </style:style>
    <style:style style:name="T12" style:family="text">
      <style:text-properties officeooo:rsid="001ed4b5" style:font-size-asian="10pt" style:font-size-complex="10pt"/>
    </style:style>
    <style:style style:name="T13" style:family="text">
      <style:text-properties officeooo:rsid="001f50e9" style:font-size-asian="10pt" style:font-size-complex="10pt"/>
    </style:style>
    <style:style style:name="T14" style:family="text">
      <style:text-properties officeooo:rsid="001f50e9" style:font-size-asian="10pt" style:font-weight-asian="bold" style:font-size-complex="10pt" style:font-weight-complex="bold"/>
    </style:style>
    <style:style style:name="T15" style:family="text">
      <style:text-properties style:font-name="Arial" fo:font-size="10pt" officeooo:rsid="001f50e9" style:font-size-asian="10pt" style:font-size-complex="10pt"/>
    </style:style>
    <style:style style:name="T16" style:family="text">
      <style:text-properties style:font-name="Arial" fo:font-size="10pt" officeooo:rsid="002061f7" style:font-size-asian="10pt" style:font-size-complex="10pt"/>
    </style:style>
    <style:style style:name="T17" style:family="text">
      <style:text-properties style:font-name="Arial" fo:font-size="10pt" officeooo:rsid="001ed4b5" style:font-size-asian="10pt" style:font-size-complex="10pt"/>
    </style:style>
    <style:style style:name="T18" style:family="text">
      <style:text-properties style:font-name="Arial" fo:font-size="10pt" fo:font-weight="bold" officeooo:rsid="001f50e9" style:font-size-asian="10pt" style:font-weight-asian="bold" style:font-size-complex="10pt" style:font-weight-complex="bold"/>
    </style:style>
    <style:style style:name="T19" style:family="text">
      <style:text-properties style:font-name="Arial" fo:font-size="10pt" fo:font-weight="normal" officeooo:rsid="002061f7" style:font-size-asian="10pt" style:font-weight-asian="normal" style:font-size-complex="10pt" style:font-weight-complex="normal"/>
    </style:style>
    <style:style style:name="T20" style:family="text">
      <style:text-properties style:font-name="Arial" fo:font-size="10pt" fo:font-weight="normal" officeooo:rsid="00213db4" style:font-size-asian="10pt" style:font-weight-asian="normal" style:font-size-complex="10pt" style:font-weight-complex="normal"/>
    </style:style>
    <style:style style:name="T21" style:family="text">
      <style:text-properties style:font-name="Arial" fo:font-size="10pt" fo:font-weight="normal" officeooo:rsid="001f50e9" style:font-size-asian="10pt" style:font-weight-asian="normal" style:font-size-complex="10pt" style:font-weight-complex="normal"/>
    </style:style>
    <style:style style:name="T22" style:family="text">
      <style:text-properties style:font-name="Arial" fo:font-size="10pt" fo:font-weight="normal" officeooo:rsid="00267993" style:font-size-asian="10pt" style:font-weight-asian="normal" style:font-size-complex="10pt" style:font-weight-complex="normal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fbd02" style:font-weight-asian="normal" style:font-weight-complex="normal"/>
    </style:style>
    <style:style style:name="T25" style:family="text">
      <style:text-properties fo:font-weight="normal" officeooo:rsid="001f50e9" style:font-weight-asian="normal" style:font-weight-complex="normal"/>
    </style:style>
    <style:style style:name="T26" style:family="text">
      <style:text-properties fo:font-weight="normal" officeooo:rsid="001ed4b5" style:font-weight-asian="normal" style:font-weight-complex="normal"/>
    </style:style>
    <style:style style:name="T27" style:family="text">
      <style:text-properties fo:font-weight="normal" officeooo:rsid="00213db4" style:font-weight-asian="normal" style:font-weight-complex="normal"/>
    </style:style>
    <style:style style:name="T28" style:family="text">
      <style:text-properties fo:font-weight="normal" officeooo:rsid="002061f7" style:font-weight-asian="normal" style:font-weight-complex="normal"/>
    </style:style>
    <style:style style:name="T29" style:family="text">
      <style:text-properties fo:font-weight="normal" officeooo:rsid="0021fe7f" style:font-weight-asian="normal" style:font-weight-complex="normal"/>
    </style:style>
    <style:style style:name="T30" style:family="text">
      <style:text-properties fo:font-weight="normal" officeooo:rsid="0023d1a1" style:font-weight-asian="normal" style:font-weight-complex="normal"/>
    </style:style>
    <style:style style:name="T31" style:family="text">
      <style:text-properties fo:font-weight="normal" officeooo:rsid="002061f7" style:font-size-asian="10pt" style:font-weight-asian="normal" style:font-size-complex="10pt" style:font-weight-complex="normal"/>
    </style:style>
    <style:style style:name="T32" style:family="text">
      <style:text-properties fo:font-weight="normal" officeooo:rsid="00213db4" style:font-size-asian="10pt" style:font-weight-asian="normal" style:font-size-complex="10pt" style:font-weight-complex="normal"/>
    </style:style>
    <style:style style:name="T33" style:family="text">
      <style:text-properties fo:font-weight="normal" officeooo:rsid="00267993" style:font-size-asian="10pt" style:font-weight-asian="normal" style:font-size-complex="10pt" style:font-weight-complex="normal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0pt" officeooo:rsid="00213db4" style:font-size-asian="10pt" style:font-size-complex="10pt"/>
    </style:style>
    <style:style style:name="T36" style:family="text">
      <style:text-properties fo:font-size="10pt" fo:font-weight="normal" style:font-size-asian="10pt" style:font-weight-asian="normal" style:font-size-complex="10pt" style:font-weight-complex="normal"/>
    </style:style>
    <style:style style:name="T37" style:family="text">
      <style:text-properties fo:font-size="10pt" fo:font-weight="normal" officeooo:rsid="001f50e9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CURRÍCULO FUTURISTA</text:p>
      <text:p text:style-name="P24">MODELO DE PROJEÇÃO DE CARREIRA </text:p>
      <text:p text:style-name="P25"/>
      <text:p text:style-name="P19"><text:span text:style-name="T34">N</text:span><text:span text:style-name="T35">ome completo</text:span><text:span text:style-name="T34">: </text:span><text:span text:style-name="T36">Katielly Souza de Deus</text:span></text:p>
      <text:p text:style-name="P3">Endereço: <text:span text:style-name="T24">Vale Verde </text:span><text:span text:style-name="T29">de Ipaba, Rua 20, N 204 A</text:span></text:p>
      <text:p text:style-name="P3">Telefone:</text:p>
      <text:p text:style-name="P3">E-mail:</text:p>
      <text:p text:style-name="P4">Linkedln:</text:p>
      <text:p text:style-name="P4"><text:span text:style-name="T1">D</text:span>ata de nascimento: <text:span text:style-name="T23">18/10/2009</text:span></text:p>
      <text:p text:style-name="P4">Idade: <text:span text:style-name="T24">22</text:span><text:span text:style-name="T23"> anos</text:span></text:p>
      <text:p text:style-name="P9"/>
      <text:p text:style-name="P26">OBJETIVO PROFISSIONAL</text:p>
      <text:p text:style-name="P27"/>
      <text:p text:style-name="P3">Ingressar no mercado de trabalho e aplicar meus conhecimentos acadêmicos e</text:p>
      <text:p text:style-name="P3">experiências em [ área de interesse: tecnologia, educação, saúde, engenharia,</text:p>
      <text:p text:style-name="P3">comunicação, etc. ], contribuindo para o crescimento da empresa enquanto evoluo</text:p>
      <text:p text:style-name="P3">profissionalmente e pessoalmente.</text:p>
      <text:p text:style-name="P5"/>
      <text:p text:style-name="P15">FORMAÇÃO ACADÊMICA </text:p>
      <text:p text:style-name="P17"/>
      <text:p text:style-name="P19"><text:span text:style-name="T34">&gt;Bacharelado em: </text:span><text:span text:style-name="T37">Marketing</text:span></text:p>
      <text:p text:style-name="P6"><text:span text:style-name="T11">Universidade:</text:span><text:span text:style-name="T26"> </text:span><text:span text:style-name="T9">Harvard</text:span></text:p>
      <text:p text:style-name="P6"><text:span text:style-name="T11">Conclusão: </text:span><text:span text:style-name="T24">Janeiro de </text:span><text:span text:style-name="T2">2031</text:span></text:p>
      <text:p text:style-name="P6"><text:span text:style-name="T1">P</text:span><text:span text:style-name="T11">rincipais disciplinas: </text:span><text:span text:style-name="T27">Marketing Digital</text:span></text:p>
      <text:p text:style-name="P11"><text:span text:style-name="T12">Destaques: </text:span><text:span text:style-name="T31">Capacidade de gerar resultados tangíveis, como aumento nas vendas, melhoria na marca e crescimento da audiência online.</text:span></text:p>
      <text:p text:style-name="P10"/>
      <text:p text:style-name="P11"><text:span text:style-name="T12">&gt;Curso Técnico em: </text:span><text:span text:style-name="T31">Informática</text:span></text:p>
      <text:p text:style-name="P11"><text:span text:style-name="T12">Escola/Universidade: </text:span><text:span text:style-name="T10">UFMG</text:span></text:p>
      <text:p text:style-name="P3">Conclusão: <text:span text:style-name="T28">Dez</text:span><text:span text:style-name="T30">embro de</text:span><text:span text:style-name="T28"> 2035</text:span></text:p>
      <text:p text:style-name="P22"><text:span text:style-name="T17">Principais disciplinas:</text:span><text:span text:style-name="T16"> </text:span><text:span text:style-name="T19">Arrumar um computador, sei fazer aplicativos etc…</text:span></text:p>
      <text:p text:style-name="P22"><text:span text:style-name="T17">Destaques: </text:span><text:span text:style-name="T19">P</text:span><text:span text:style-name="T7">esquisa de ponta, cursos de excelência e projetos inovadores, como a 1ª Conferência Brasileira de Robótica e a unidade Embrapii</text:span></text:p>
      <text:p text:style-name="P22"/>
      <text:p text:style-name="P3">&gt;Ensino Médio </text:p>
      <text:p text:style-name="P3">Escola Estadual: <text:span text:style-name="T25">Escola Estadual Emília Cabral Mota</text:span><text:span text:style-name="T23"> <text:s/></text:span><text:s text:c="38"/></text:p>
      <text:p text:style-name="P3">Conclusão: <text:span text:style-name="T9">2027</text:span></text:p>
      <text:p text:style-name="P3">Principais disciplinas: <text:span text:style-name="T24">Matemática </text:span><text:span text:style-name="T28">e </text:span><text:span text:style-name="T24">Educação Física</text:span></text:p>
      <text:p text:style-name="P4">Destaques: <text:span text:style-name="T24">Equação de 2 grau,Vólei.</text:span></text:p>
      <text:p text:style-name="P4"/>
      <text:p text:style-name="P16">EXPERIÊNCIA PROFISSIONAL</text:p>
      <text:p text:style-name="P18"/>
      <text:p text:style-name="P1">&gt;Estagiário em: <text:span text:style-name="T24">Direito</text:span></text:p>
      <text:p text:style-name="P22"><text:span text:style-name="T15">Empresa: </text:span><text:span text:style-name="T19">Empresa de direito empresarial</text:span></text:p>
      <text:p text:style-name="P1">Período: <text:span text:style-name="T27">Janeiro </text:span><text:span text:style-name="T30">de </text:span><text:span text:style-name="T28">2033</text:span></text:p>
      <text:p text:style-name="P12"><text:span text:style-name="T13">Atividades principal: </text:span><text:span text:style-name="T32">A</text:span><text:span text:style-name="T8">dvocacia</text:span></text:p>
      <text:p text:style-name="P20"><text:span text:style-name="T18">Projeto Social: </text:span><text:span text:style-name="Strong_20_Emphasis"><text:span text:style-name="T6">Parceria com ONGs</text:span></text:span></text:p>
      <text:p text:style-name="P1">Período: <text:span text:style-name="T27">Fevereiro de 2030 a <text:s/>Novembro de 2030</text:span></text:p>
      <text:p text:style-name="P21"><text:span text:style-name="T18">Atividades:</text:span><text:span text:style-name="T21"> </text:span><text:span text:style-name="T22">Apoio administrativo,pesquisa judiciaria, analise de documentos, organização de processos e acompanhamento de audiências</text:span></text:p>
      <text:p text:style-name="P2"/>
      <text:p text:style-name="P20"><text:span text:style-name="T18">1 Emprego em: </text:span><text:span text:style-name="T20">Supermercado</text:span></text:p>
      <text:p text:style-name="P1">Empresa: <text:span text:style-name="T29">Pague Menos</text:span></text:p>
      <text:p text:style-name="P1">Período:<text:span text:style-name="T23"> </text:span><text:span text:style-name="T27">2029</text:span></text:p>
      <text:p text:style-name="P8"><text:span text:style-name="T14">Atividades principal: </text:span><text:span text:style-name="T32">V</text:span><text:span text:style-name="T3">enda ao consumidor final de uma ampla variedade de produtos</text:span></text:p>
      <text:p text:style-name="P7"><text:soft-page-break/><text:span text:style-name="T14">Projeto Social: </text:span><text:span text:style-name="T33">programas de desenvolvimento profissional, apoio financeiro para educação, voluntariado em acoes sociais locais, ou ate mesmo a criação de um fundo de ajuda mutua entre os funcionários</text:span></text:p>
      <text:p text:style-name="P1">Período: <text:span text:style-name="T27">Fevereiro/2029 a Dezembro/2029</text:span></text:p>
      <text:p text:style-name="P1">Atividades: <text:span text:style-name="T29">Atendente</text:span></text:p>
      <text:p text:style-name="P13"/>
      <text:p text:style-name="P14">QUALIFICAÇÕES E COMPETÊNCIAS</text:p>
      <text:p text:style-name="P28">EXEMPLO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" svg:font-family="Arial" style:font-family-generic="swiss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fo:border="0.06pt solid #000000" fo:padding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1:08:46.168969319</meta:creation-date>
    <dc:title>Documento modelo</dc:title>
    <meta:editing-duration>PT4H6M28S</meta:editing-duration>
    <meta:editing-cycles>11</meta:editing-cycles>
    <meta:generator>LibreOffice/7.4.7.2$Linux_X86_64 LibreOffice_project/40$Build-2</meta:generator>
    <dc:date>2025-06-06T10:57:17.293387396</dc:date>
    <meta:document-statistic meta:table-count="0" meta:image-count="0" meta:object-count="0" meta:page-count="2" meta:paragraph-count="47" meta:word-count="269" meta:character-count="2039" meta:non-whitespace-character-count="1773"/>
    <meta:template xlink:type="simple" xlink:actuate="onRequest" xlink:title="Documento modelo" xlink:href="../../Modelos/Documento%20modelo.ott" meta:date="2025-05-23T11:08:45.323123750"/>
  </office:meta>
</office:document-meta>
</file>